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7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M32F103C8T6 Blue Pil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DS3231 RTC Modul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2596S 3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P2012 UART to TTL microUSB board <text:s/>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epper Drivers for Axis1 (RA/Alt) and Axis2 (Dec/Az),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0V 100uF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glass fuse, 5x20 mm (3A)</text:p>
          </table:table-cell>
          <table:table-cell office:value-type="string" calcext:value-type="string">
            <text:p>ali expre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Mos D1 Mini WiFi Module 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3V buzzer, active or passive - If you use the passive buzzer, you will need a 470 Ohm resistor.</text:p>
          </table:table-cell>
          <table:table-cell office:value-type="string" calcext:value-type="string">
            <text:p>ali expre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2.2K Ohm SIP-5 bussed resistor network/array </text:p>
          </table:table-cell>
          <table:table-cell office:value-type="string" calcext:value-type="string">
            <text:p>ali expre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mp Senso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entola raspberry PI</text:p>
          </table:table-cell>
          <table:table-cell office:value-type="string" calcext:value-type="string">
            <text:p>amaz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esa 12V</text:p>
          </table:table-cell>
          <table:table-cell office:value-type="string" calcext:value-type="string">
            <text:p>amaz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rta RJ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ni switch</text:p>
          </table:table-cell>
          <table:table-cell office:value-type="string" calcext:value-type="string">
            <text:p>amaz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20:44:27.360717372</meta:creation-date>
    <dc:date>2022-03-01T01:29:13.749992570</dc:date>
    <meta:editing-duration>PT1H53M35S</meta:editing-duration>
    <meta:editing-cycles>1</meta:editing-cycles>
    <meta:document-statistic meta:table-count="1" meta:cell-count="44" meta:object-count="0"/>
    <meta:generator>LibreOffice/6.4.7.2$Linux_X86_64 LibreOffice_project/40$Build-2</meta:generator>
  </office:meta>
</office:document-meta>
</file>